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299cm"/>
    </style:style>
    <style:style style:name="gr2" style:family="graphic" style:parent-style-name="standard">
      <style:graphic-properties draw:stroke="none" svg:stroke-color="#000000" draw:fill="none" draw:fill-color="#ffffff" fo:min-height="5.469cm"/>
    </style:style>
    <style:style style:name="gr3" style:family="graphic" style:parent-style-name="standard">
      <style:graphic-properties draw:fill="solid" draw:fill-color="#66ff99" draw:textarea-horizontal-align="justify" draw:textarea-vertical-align="middle" draw:auto-grow-height="false" fo:min-height="2.05cm" fo:min-width="7.6cm"/>
    </style:style>
    <style:style style:name="gr4" style:family="graphic" style:parent-style-name="standard">
      <style:graphic-properties draw:fill="solid" draw:fill-color="#00ccff" draw:textarea-horizontal-align="justify" draw:textarea-vertical-align="middle" draw:auto-grow-height="false" fo:min-height="1.15cm" fo:min-width="2.3cm"/>
    </style:style>
    <style:style style:name="gr5" style:family="graphic" style:parent-style-name="objectwithoutfill">
      <style:graphic-properties svg:stroke-width="0cm" svg:stroke-color="#000000" draw:marker-start-width="0.2cm" draw:marker-end="Arrow" draw:marker-end-width="0.2cm" draw:fill="none" draw:textarea-vertical-align="middle" fo:padding-top="0.125cm" fo:padding-bottom="0.125cm" fo:padding-left="0.25cm" fo:padding-right="0.25cm" draw:start-line-spacing-horizontal="0.2cm" draw:start-line-spacing-vertical="0.2cm" draw:end-line-spacing-horizontal="0.2cm" draw:end-line-spacing-vertical="0.2cm"/>
    </style:style>
    <style:style style:name="P1" style:family="paragraph">
      <style:paragraph-properties fo:text-align="start"/>
      <style:text-properties fo:font-size="12pt" style:font-size-asian="18pt" style:font-size-complex="18pt"/>
    </style:style>
    <style:style style:name="P2" style:family="paragraph">
      <loext:graphic-properties draw:fill="none" draw:fill-color="#ffffff"/>
      <style:paragraph-properties fo:text-align="start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="solid" draw:fill-color="#66ff99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00ccff"/>
      <style:paragraph-properties fo:text-align="center"/>
    </style:style>
    <style:style style:name="P9" style:family="paragraph">
      <loext:graphic-properties draw:fill="solid" draw:fill-color="#00ccff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3cm" svg:height="6.549cm" svg:x="0.7cm" svg:y="0.851cm">
          <draw:text-box>
            <text:p text:style-name="P1"><text:span text:style-name="T1">Teorico</text:span></text:p>
            <text:p text:style-name="P1"><text:span text:style-name="T1">-----------------------------------</text:span></text:p>
            <text:list text:style-name="L2">
              <text:list-item>
                <text:p text:style-name="P1"><text:span text:style-name="T1">Definicion de Señales</text:span></text:p>
              </text:list-item>
              <text:list-item>
                <text:p text:style-name="P1"><text:span text:style-name="T1">Digital vs Analogico</text:span></text:p>
              </text:list-item>
              <text:list-item>
                <text:p text:style-name="P1"><text:span text:style-name="T1">Sistemas LTI </text:span></text:p>
              </text:list-item>
              <text:list-item>
                <text:p text:style-name="P1"><text:span text:style-name="T1">teorema de superposicion</text:span></text:p>
              </text:list-item>
              <text:list-item>
                <text:p text:style-name="P1"><text:span text:style-name="T1">ADC</text:span></text:p>
              </text:list-item>
              <text:list-item>
                <text:p text:style-name="P1"><text:span text:style-name="T1">Teorema de muestreo</text:span></text:p>
              </text:list-item>
              <text:list-item>
                <text:p text:style-name="P1"><text:span text:style-name="T1">Aliasing</text:span></text:p>
              </text:list-item>
              <text:list-item>
                <text:p text:style-name="P1"><text:span text:style-name="T1">Ruido de cuantizacion</text:span></text:p>
              </text:list-item>
              <text:list-item>
                <text:p text:style-name="P1"><text:span text:style-name="T1">Producto de convolucion</text:span></text:p>
              </text:list-item>
              <text:list-item>
                <text:p text:style-name="P1"><text:span text:style-name="T1">Respuesta al impulso</text:span></text:p>
              </text:list-item>
            </text:list>
          </draw:text-box>
        </draw:frame>
        <draw:frame draw:style-name="gr2" draw:text-style-name="P5" draw:layer="layout" svg:width="8.3cm" svg:height="5.719cm" svg:x="6.7cm" svg:y="0.881cm">
          <draw:text-box>
            <text:p text:style-name="P3"><text:span text:style-name="T1">Practico</text:span></text:p>
            <text:p text:style-name="P4"><text:span text:style-name="T1">-----------------------------------</text:span></text:p>
            <text:list text:style-name="L2">
              <text:list-item>
                <text:p text:style-name="P4"><text:span text:style-name="T1">Generacion de senoidal y salida por placa de sonido usando Python</text:span></text:p>
              </text:list-item>
              <text:list-item>
                <text:p text:style-name="P4"><text:span text:style-name="T1">Armar un filtro antialias analogico</text:span></text:p>
              </text:list-item>
              <text:list-item>
                <text:p text:style-name="P4"><text:span text:style-name="T1">Entrar al ADC de la CIAA</text:span></text:p>
              </text:list-item>
              <text:list-item>
                <text:p text:style-name="P4"><text:span text:style-name="T1">Samplear y despachar por DAC</text:span></text:p>
              </text:list-item>
              <text:list-item>
                <text:p text:style-name="P4"><text:span text:style-name="T1">Entrar al mic de la PC </text:span></text:p>
              </text:list-item>
              <text:list-item>
                <text:p text:style-name="P4"><text:span text:style-name="T1">Capturar en Python y graficar</text:span></text:p>
              </text:list-item>
            </text:list>
          </draw:text-box>
        </draw:frame>
        <draw:g>
          <draw:custom-shape draw:style-name="gr3" draw:text-style-name="P6" draw:layer="layout" svg:width="8.1cm" svg:height="2.3cm" svg:x="6.5cm" svg:y="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8" xml:id="id1" draw:id="id1" draw:layer="layout" svg:width="2.8cm" svg:height="1.4cm" svg:x="7.1cm" svg:y="5.8cm">
            <text:p text:style-name="P7">Python</text:p>
            <draw:enhanced-geometry svg:viewBox="0 0 21600 21600" draw:type="rectangle" draw:enhanced-path="M 0 0 L 21600 0 21600 21600 0 21600 0 0 Z N"/>
          </draw:custom-shape>
          <draw:custom-shape draw:style-name="gr4" draw:text-style-name="P9" xml:id="id2" draw:id="id2" draw:layer="layout" svg:width="2.8cm" svg:height="1.4cm" svg:x="7.1cm" svg:y="7.9cm">
            <text:p text:style-name="P7"><text:span text:style-name="T2">Placa sonido Ou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9" xml:id="id6" draw:id="id6" draw:layer="layout" svg:width="2.8cm" svg:height="1.4cm" svg:x="11.2cm" svg:y="8cm">
            <text:p text:style-name="P7"><text:span text:style-name="T2">Placa sonido I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9" xml:id="id3" draw:id="id3" draw:layer="layout" svg:width="2.8cm" svg:height="1.4cm" svg:x="7.1cm" svg:y="12.5cm">
            <text:p text:style-name="P7"><text:span text:style-name="T2">CIAA ADC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9" xml:id="id4" draw:id="id4" draw:layer="layout" svg:width="2.8cm" svg:height="1.4cm" svg:x="11.2cm" svg:y="12.5cm">
            <text:p text:style-name="P7"><text:span text:style-name="T2">CIAA DAC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xml:id="id7" draw:id="id7" draw:layer="layout" svg:width="2.8cm" svg:height="1.4cm" svg:x="11.2cm" svg:y="5.7cm">
            <text:p text:style-name="P7">Python</text:p>
            <draw:enhanced-geometry svg:viewBox="0 0 21600 21600" draw:type="rectangle" draw:enhanced-path="M 0 0 L 21600 0 21600 21600 0 21600 0 0 Z N"/>
          </draw:custom-shape>
          <draw:connector draw:style-name="gr5" draw:text-style-name="P10" draw:layer="layout" svg:x1="8.5cm" svg:y1="7.2cm" svg:x2="8.5cm" svg:y2="7.9cm" draw:start-shape="id1" draw:end-shape="id2" svg:d="M8500 7200v700" svg:viewBox="0 0 1 701">
            <text:p/>
          </draw:connector>
          <draw:connector draw:style-name="gr5" draw:text-style-name="P10" draw:layer="layout" svg:x1="8.5cm" svg:y1="9.3cm" svg:x2="8.5cm" svg:y2="12.5cm" draw:start-shape="id2" draw:start-glue-point="2" draw:end-shape="id3" draw:end-glue-point="0" svg:d="M8500 9300v3200" svg:viewBox="0 0 1 3201">
            <text:p/>
          </draw:connector>
          <draw:connector draw:style-name="gr5" draw:text-style-name="P10" draw:layer="layout" svg:x1="9.9cm" svg:y1="13.2cm" svg:x2="11.2cm" svg:y2="13.2cm" draw:start-shape="id3" draw:start-glue-point="1" draw:end-shape="id4" draw:end-glue-point="3" svg:d="M9900 13200h1300" svg:viewBox="0 0 1301 1">
            <text:p/>
          </draw:connector>
          <draw:custom-shape draw:style-name="gr4" draw:text-style-name="P9" xml:id="id5" draw:id="id5" draw:layer="layout" svg:width="2.8cm" svg:height="1.4cm" svg:x="11.2cm" svg:y="10.1cm">
            <text:p text:style-name="P7"><text:span text:style-name="T2">Antialias</text:span></text:p>
            <draw:enhanced-geometry svg:viewBox="0 0 21600 21600" draw:type="rectangle" draw:enhanced-path="M 0 0 L 21600 0 21600 21600 0 21600 0 0 Z N"/>
          </draw:custom-shape>
          <draw:connector draw:style-name="gr5" draw:text-style-name="P10" draw:layer="layout" svg:x1="12.6cm" svg:y1="12.5cm" svg:x2="12.6cm" svg:y2="11.5cm" draw:start-shape="id4" draw:start-glue-point="0" draw:end-shape="id5" draw:end-glue-point="2" svg:d="M12600 12500v-1000" svg:viewBox="0 0 1 1001">
            <text:p/>
          </draw:connector>
          <draw:connector draw:style-name="gr5" draw:text-style-name="P10" draw:layer="layout" svg:x1="12.6cm" svg:y1="10.1cm" svg:x2="12.6cm" svg:y2="9.4cm" draw:start-shape="id5" draw:start-glue-point="0" draw:end-shape="id6" draw:end-glue-point="2" svg:d="M12600 10100v-700" svg:viewBox="0 0 1 701">
            <text:p/>
          </draw:connector>
          <draw:connector draw:style-name="gr5" draw:text-style-name="P10" draw:layer="layout" svg:x1="12.6cm" svg:y1="8cm" svg:x2="12.6cm" svg:y2="7.1cm" draw:start-shape="id6" draw:start-glue-point="0" draw:end-shape="id7" draw:end-glue-point="2" svg:d="M12600 8000v-900" svg:viewBox="0 0 1 90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5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3:34:01.355165807</meta:creation-date>
    <dc:date>2020-02-13T19:42:54.389563744</dc:date>
    <meta:editing-duration>PT27M20S</meta:editing-duration>
    <meta:editing-cycles>4</meta:editing-cycles>
    <meta:generator>LibreOffice/6.1.5.2$Linux_X86_64 LibreOffice_project/10$Build-2</meta:generator>
    <meta:document-statistic meta:object-count="17"/>
  </office:meta>
</office:document-meta>
</file>